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84" draw:start-glue-point="2" draw:end-shape="id185" draw:end-glue-point="3" svg:d="m2667 6487v477h375" svg:viewBox="0 0 376 478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10T18:52:54</dc:date>
    <dc:creator>Tyler Hayes</dc:creator>
    <meta:editing-duration>PT7H9M42S</meta:editing-duration>
    <meta:editing-cycles>90</meta:editing-cycles>
    <meta:generator>LibreOffice/3.5$Linux_X86_64 LibreOffice_project/350m1$Build-2</meta:generator>
    <meta:document-statistic meta:object-count="477"/>
  </office:meta>
</office:document-meta>
</file>